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Element.instantiateExtensionAttach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Element.AFPElement( FONode paren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Element.startOf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